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62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62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613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76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171cm"/>
    </style:style>
    <style:style style:name="gr10" style:family="graphic" style:parent-style-name="standard">
      <style:graphic-properties draw:stroke="none" svg:stroke-color="#000000" draw:fill="none" draw:fill-color="#ffffff" fo:min-height="0.55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09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5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rect draw:style-name="gr1" draw:text-style-name="P1" xml:id="id1" draw:id="id1" draw:layer="layout" svg:width="7cm" svg:height="0.9cm" svg:x="6.7cm" svg:y="5.1cm">
          <text:p text:style-name="P1">lmp_tny_kapcsolatok</text:p>
        </draw:rect>
        <draw:rect draw:style-name="gr1" draw:text-style-name="P1" xml:id="id2" draw:id="id2" draw:layer="layout" svg:width="7.9cm" svg:height="1.1cm" svg:x="17.9cm" svg:y="5cm">
          <text:p text:style-name="P1">lmp_acymailing_subsciber</text:p>
        </draw:rect>
        <draw:connector draw:style-name="gr2" draw:text-style-name="P1" draw:layer="layout" svg:x1="13.7cm" svg:y1="5.55cm" svg:x2="17.9cm" svg:y2="5.55cm" draw:start-shape="id1" draw:start-glue-point="1" draw:end-shape="id2" draw:end-glue-point="3" svg:d="M13700 5550h4200">
          <text:p/>
        </draw:connector>
        <draw:frame draw:style-name="gr3" draw:text-style-name="P2" draw:layer="layout" svg:width="4.7cm" svg:height="0.763cm" svg:x="14cm" svg:y="4.9cm">
          <draw:text-box draw:corner-radius="0.1cm">
            <text:p><text:span text:style-name="T1">email : email n:1 </text:span></text:p>
          </draw:text-box>
        </draw:frame>
        <draw:frame draw:style-name="gr4" draw:layer="layout" svg:width="11.128cm" svg:height="0.963cm" svg:x="8.272cm" svg:y="2.2cm">
          <draw:text-box>
            <text:p>LMP CMR fontosabb adatkapcsolatok</text:p>
          </draw:text-box>
        </draw:frame>
        <draw:rect draw:style-name="gr1" draw:text-style-name="P1" xml:id="id5" draw:id="id5" draw:layer="layout" svg:width="7.1cm" svg:height="0.9cm" svg:x="6.6cm" svg:y="13cm">
          <text:p text:style-name="P1">lmp_tny_kampany</text:p>
        </draw:rect>
        <draw:rect draw:style-name="gr1" draw:text-style-name="P1" xml:id="id4" draw:id="id4" draw:layer="layout" svg:width="7.7cm" svg:height="1cm" svg:x="17.9cm" svg:y="12.8cm">
          <text:p text:style-name="P1">lmp_acymailing_mail</text:p>
        </draw:rect>
        <draw:rect draw:style-name="gr1" draw:text-style-name="P1" xml:id="id3" draw:id="id3" draw:layer="layout" svg:width="7.6cm" svg:height="1.2cm" svg:x="18.1cm" svg:y="8.5cm">
          <text:p text:style-name="P1">lmp_acymailing_userstat</text:p>
        </draw:rect>
        <draw:frame draw:style-name="gr5" draw:text-style-name="P3" draw:layer="layout" svg:width="4.122cm" svg:height="0.806cm" svg:x="22cm" svg:y="6.9cm">
          <draw:text-box>
            <text:p><text:span text:style-name="T2">subid : subid 1:n</text:span></text:p>
          </draw:text-box>
        </draw:frame>
        <draw:frame draw:style-name="gr6" draw:text-style-name="P3" draw:layer="layout" svg:width="4.113cm" svg:height="0.806cm" svg:x="23cm" svg:y="10.1cm">
          <draw:text-box>
            <text:p><text:span text:style-name="T2">maild : maild 1:n</text:span></text:p>
          </draw:text-box>
        </draw:frame>
        <draw:connector draw:style-name="gr7" draw:text-style-name="P1" draw:layer="layout" draw:type="line" svg:x1="21.85cm" svg:y1="6.1cm" svg:x2="21.9cm" svg:y2="8.5cm" draw:start-shape="id2" draw:start-glue-point="2" draw:end-shape="id3" draw:end-glue-point="0" svg:d="M21850 6100l50 2400">
          <text:p/>
        </draw:connector>
        <draw:connector draw:style-name="gr7" draw:text-style-name="P1" draw:layer="layout" draw:type="line" svg:x1="21.9cm" svg:y1="9.7cm" svg:x2="21.75cm" svg:y2="12.8cm" draw:start-shape="id3" draw:start-glue-point="2" draw:end-shape="id4" draw:end-glue-point="0" svg:d="M21900 9700l-150 3100">
          <text:p/>
        </draw:connector>
        <draw:connector draw:style-name="gr7" draw:text-style-name="P1" draw:layer="layout" draw:type="line" svg:x1="13.7cm" svg:y1="13.45cm" svg:x2="17.9cm" svg:y2="13.3cm" draw:start-shape="id5" draw:start-glue-point="1" draw:end-shape="id4" svg:d="M13700 13450l4200-150">
          <text:p/>
        </draw:connector>
        <draw:frame draw:style-name="gr8" draw:text-style-name="P3" draw:layer="layout" svg:width="5.265cm" svg:height="0.806cm" svg:x="15.9cm" svg:y="11.1cm">
          <draw:text-box>
            <text:p><text:span text:style-name="T2">hirlevel_id : mailid 1:1</text:span></text:p>
          </draw:text-box>
        </draw:frame>
        <draw:rect draw:style-name="gr1" draw:text-style-name="P1" xml:id="id6" draw:id="id6" draw:layer="layout" svg:width="7.6cm" svg:height="1.1cm" svg:x="6.4cm" svg:y="8.6cm">
          <text:p text:style-name="P1">lmp_tny_kampany_kapcs</text:p>
        </draw:rect>
        <draw:connector draw:style-name="gr7" draw:text-style-name="P1" draw:layer="layout" draw:type="line" svg:x1="10.2cm" svg:y1="6cm" svg:x2="10.2cm" svg:y2="8.6cm" draw:start-shape="id1" draw:start-glue-point="2" draw:end-shape="id6" draw:end-glue-point="0" svg:d="M10200 6000v2600">
          <text:p/>
        </draw:connector>
        <draw:connector draw:style-name="gr7" draw:text-style-name="P1" draw:layer="layout" draw:type="line" svg:x1="10.2cm" svg:y1="9.7cm" svg:x2="10.15cm" svg:y2="13cm" draw:start-shape="id6" draw:start-glue-point="2" draw:end-shape="id5" draw:end-glue-point="0" svg:d="M10200 9700l-50 3300">
          <text:p/>
        </draw:connector>
        <draw:frame draw:style-name="gr9" draw:text-style-name="P3" draw:layer="layout" svg:width="5.671cm" svg:height="0.806cm" svg:x="10.429cm" svg:y="6.8cm">
          <draw:text-box>
            <text:p><text:span text:style-name="T2">kapcs_id : kapcs_id 1:n</text:span></text:p>
          </draw:text-box>
        </draw:frame>
        <draw:frame draw:style-name="gr10" draw:text-style-name="P3" draw:layer="layout" svg:width="5.2cm" svg:height="0.806cm" svg:x="10.4cm" svg:y="10.1cm">
          <draw:text-box>
            <text:p><text:span text:style-name="T2">kampany_id : id n:1</text:span></text:p>
          </draw:text-box>
        </draw:frame>
        <draw:rect draw:style-name="gr1" draw:text-style-name="P4" xml:id="id7" draw:id="id7" draw:layer="layout" svg:width="4.2cm" svg:height="1.4cm" svg:x="0.8cm" svg:y="8.6cm">
          <text:p text:style-name="P1"><text:span text:style-name="T2">lmp_tny_</text:span><text:span text:style-name="T2"><text:line-break/></text:span><text:span text:style-name="T2">teruletiszervezetek</text:span></text:p>
        </draw:rect>
        <draw:connector draw:style-name="gr7" draw:text-style-name="P1" draw:layer="layout" draw:type="line" svg:x1="10.2cm" svg:y1="6cm" svg:x2="2.9cm" svg:y2="8.6cm" draw:start-shape="id1" draw:start-glue-point="2" draw:end-shape="id7" draw:end-glue-point="0" svg:d="M10200 6000l-7300 2600">
          <text:p/>
        </draw:connector>
        <draw:rect draw:style-name="gr1" draw:text-style-name="P4" xml:id="id8" draw:id="id8" draw:layer="layout" svg:width="7.1cm" svg:height="0.9cm" svg:x="6.7cm" svg:y="15.8cm">
          <text:p text:style-name="P1"><text:span text:style-name="T2">lmp_tny_kampany_terszerv</text:span></text:p>
        </draw:rect>
        <draw:frame draw:style-name="gr11" draw:text-style-name="P3" draw:layer="layout" svg:width="6.594cm" svg:height="0.806cm" svg:x="1.106cm" svg:y="6.194cm">
          <draw:text-box>
            <text:p><text:span text:style-name="T2">terszerv_id : terszerv_id n:1</text:span></text:p>
          </draw:text-box>
        </draw:frame>
        <draw:connector draw:style-name="gr7" draw:text-style-name="P1" draw:layer="layout" draw:type="line" svg:x1="10.15cm" svg:y1="13.9cm" svg:x2="10.25cm" svg:y2="15.8cm" draw:start-shape="id5" draw:start-glue-point="2" draw:end-shape="id8" draw:end-glue-point="0" svg:d="M10150 13900l100 1900">
          <text:p/>
        </draw:connector>
        <draw:frame draw:style-name="gr12" draw:text-style-name="P3" draw:layer="layout" svg:width="7.076cm" svg:height="0.806cm" svg:x="10.6cm" svg:y="14.6cm">
          <draw:text-box>
            <text:p><text:span text:style-name="T2">kampany_id : kampany_id n:1</text:span></text:p>
          </draw:text-box>
        </draw:frame>
        <draw:connector draw:style-name="gr7" draw:text-style-name="P1" draw:layer="layout" draw:type="line" svg:x1="2.9cm" svg:y1="10cm" svg:x2="6.7cm" svg:y2="16.25cm" draw:start-shape="id7" draw:start-glue-point="2" draw:end-shape="id8" draw:end-glue-point="3" svg:d="M2900 10000l3800 6250">
          <text:p/>
        </draw:connector>
        <draw:frame draw:style-name="gr13" draw:text-style-name="P3" draw:layer="layout" svg:width="6.868cm" svg:height="0.996cm" draw:transform="rotate (-1.06046205351274) translate (3.145cm 10.607cm)">
          <draw:text-box>
            <text:p><text:span text:style-name="T2">terszerv_id : terszerv_id 1: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8-01T09:19:09.62</meta:creation-date>
    <dc:date>2017-08-01T10:29:27.02</dc:date>
    <meta:editing-duration>PT36M12S</meta:editing-duration>
    <meta:editing-cycles>5</meta:editing-cycles>
    <meta:generator>OpenOffice/4.1.1$Win32 OpenOffice.org_project/411m6$Build-9775</meta:generator>
    <meta:document-statistic meta:object-count="27"/>
  </office:meta>
</office:document-meta>
</file>